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1.5618in"/>
    </style:style>
    <style:style style:name="ro3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492in" fo:break-before="auto" style:use-optimal-row-height="true"/>
    </style:style>
    <style:style style:name="ro4" style:family="table-row">
      <style:table-row-properties style:row-height="0.1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9pt" style:font-size-asian="9pt" style:font-size-complex="9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ndale Mono" fo:font-size="9pt" style:font-size-asian="9pt" style:font-size-complex="9pt"/>
    </style:style>
    <style:style style:name="ce3" style:family="table-cell" style:parent-style-name="Default">
      <style:text-properties style:font-name="Andale Mono" fo:font-size="9pt" style:font-size-asian="9pt" style:font-size-complex="9pt"/>
    </style:style>
    <style:style style:name="ce4" style:family="table-cell" style:parent-style-name="Default" style:data-style-name="N104">
      <style:text-properties style:font-name="Andale Mono"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3"/>
        <table:table-column table:style-name="co3" table:default-cell-style-name="ce4"/>
        <table:table-column table:style-name="co3" table:number-columns-repeated="1021" table:default-cell-style-name="ce3"/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Travel 20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2-06-06">
            <text:p>06/06/12</text:p>
          </table:table-cell>
          <table:table-cell office:value-type="string">
            <text:p>jetblue</text:p>
          </table:table-cell>
          <table:table-cell office:value-type="currency" office:currency="USD" office:value="444.6">
            <text:p>$444.6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8-08">
            <text:p>08/08/12</text:p>
          </table:table-cell>
          <table:table-cell office:value-type="string">
            <text:p>southwest</text:p>
          </table:table-cell>
          <table:table-cell office:value-type="currency" office:currency="USD" office:value="208.6">
            <text:p>$208.6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14">
            <text:p>11/14/12</text:p>
          </table:table-cell>
          <table:table-cell office:value-type="string">
            <text:p>usair</text:p>
          </table:table-cell>
          <table:table-cell office:value-type="currency" office:currency="USD" office:value="357.2">
            <text:p>$357.2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2">
            <text:p>11/22/12</text:p>
          </table:table-cell>
          <table:table-cell office:value-type="string">
            <text:p>american</text:p>
          </table:table-cell>
          <table:table-cell office:value-type="currency" office:currency="USD" office:value="257.11">
            <text:p>$257.1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7:.C11])" office:value-type="currency" office:currency="USD" office:value="1267.51">
            <text:p>$1,267.5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ravel 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3-02-03">
            <text:p>02/03/13</text:p>
          </table:table-cell>
          <table:table-cell office:value-type="string">
            <text:p>usair</text:p>
          </table:table-cell>
          <table:table-cell office:value-type="currency" office:currency="USD" office:value="400.1">
            <text:p>$400.1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19">
            <text:p>03/19/13</text:p>
          </table:table-cell>
          <table:table-cell office:value-type="string">
            <text:p>jetblue</text:p>
          </table:table-cell>
          <table:table-cell office:value-type="currency" office:currency="USD" office:value="317.8">
            <text:p>$317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7-10">
            <text:p>07/10/13</text:p>
          </table:table-cell>
          <table:table-cell office:value-type="string">
            <text:p>jetblue</text:p>
          </table:table-cell>
          <table:table-cell office:value-type="currency" office:currency="USD" office:value="467.8">
            <text:p>$467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6">
            <text:p>09/06/13</text:p>
          </table:table-cell>
          <table:table-cell office:value-type="string">
            <text:p>priceline</text:p>
          </table:table-cell>
          <table:table-cell office:value-type="currency" office:currency="USD" office:value="157.8">
            <text:p>$157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5">
            <text:p>09/05/13</text:p>
          </table:table-cell>
          <table:table-cell office:value-type="string">
            <text:p>airbnb</text:p>
          </table:table-cell>
          <table:table-cell office:value-type="currency" office:currency="USD" office:value="599">
            <text:p>$599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5">
            <text:p>09/05/13</text:p>
          </table:table-cell>
          <table:table-cell office:value-type="string">
            <text:p>chase</text:p>
          </table:table-cell>
          <table:table-cell office:value-type="currency" office:currency="USD" office:value="268.24">
            <text:p>$268.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18:.C24])" office:value-type="currency" office:currency="USD" office:value="2210.74">
            <text:p>$2,210.7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25];[.C12])" office:value-type="currency" office:currency="USD" office:value="3478.25">
            <text:p>$3,478.2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rototyping 20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1-03-16">
            <text:p>03/16/11</text:p>
          </table:table-cell>
          <table:table-cell office:value-type="string">
            <text:p>dk</text:p>
          </table:table-cell>
          <table:table-cell office:value-type="currency" office:currency="USD" office:value="185.5">
            <text:p>$185.5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07-25">
            <text:p>07/25/11</text:p>
          </table:table-cell>
          <table:table-cell office:value-type="string">
            <text:p>dk</text:p>
          </table:table-cell>
          <table:table-cell office:value-type="currency" office:currency="USD" office:value="557.58">
            <text:p>$557.5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08-08">
            <text:p>08/08/11</text:p>
          </table:table-cell>
          <table:table-cell office:value-type="string">
            <text:p>dk</text:p>
          </table:table-cell>
          <table:table-cell office:value-type="currency" office:currency="USD" office:value="56.98">
            <text:p>$56.9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09-17">
            <text:p>09/17/11</text:p>
          </table:table-cell>
          <table:table-cell office:value-type="string">
            <text:p>dk</text:p>
          </table:table-cell>
          <table:table-cell office:value-type="currency" office:currency="USD" office:value="393.73">
            <text:p>$393.7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10-31">
            <text:p>10/31/11</text:p>
          </table:table-cell>
          <table:table-cell office:value-type="string">
            <text:p>ms</text:p>
          </table:table-cell>
          <table:table-cell office:value-type="currency" office:currency="USD" office:value="362.3">
            <text:p>$362.3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11-29">
            <text:p>11/29/11</text:p>
          </table:table-cell>
          <table:table-cell office:value-type="string">
            <text:p>ac</text:p>
          </table:table-cell>
          <table:table-cell office:value-type="currency" office:currency="USD" office:value="121.23">
            <text:p>$121.2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12-04">
            <text:p>12/04/11</text:p>
          </table:table-cell>
          <table:table-cell office:value-type="string">
            <text:p>nh</text:p>
          </table:table-cell>
          <table:table-cell office:value-type="currency" office:currency="USD" office:value="360">
            <text:p>$360.00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formula="of:=SUM([.C32:.C39])" office:value-type="currency" office:currency="USD" office:value="2037.32">
            <text:p>$2,037.3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ototyping 20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2-02-27">
            <text:p>02/27/12</text:p>
          </table:table-cell>
          <table:table-cell office:value-type="string">
            <text:p>dk</text:p>
          </table:table-cell>
          <table:table-cell office:value-type="currency" office:currency="USD" office:value="86.23">
            <text:p>$86.2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2-27">
            <text:p>02/27/12</text:p>
          </table:table-cell>
          <table:table-cell office:value-type="string">
            <text:p>ms</text:p>
          </table:table-cell>
          <table:table-cell office:value-type="currency" office:currency="USD" office:value="44.27">
            <text:p>$44.2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3-07">
            <text:p>03/07/12</text:p>
          </table:table-cell>
          <table:table-cell office:value-type="string">
            <text:p>dk</text:p>
          </table:table-cell>
          <table:table-cell office:value-type="currency" office:currency="USD" office:value="68.12">
            <text:p>$68.12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5-21">
            <text:p>05/21/12</text:p>
          </table:table-cell>
          <table:table-cell office:value-type="string">
            <text:p>dk</text:p>
          </table:table-cell>
          <table:table-cell office:value-type="currency" office:currency="USD" office:value="102.73">
            <text:p>$102.7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9-05">
            <text:p>09/05/12</text:p>
          </table:table-cell>
          <table:table-cell office:value-type="string">
            <text:p>ac</text:p>
          </table:table-cell>
          <table:table-cell office:value-type="currency" office:currency="USD" office:value="303.26">
            <text:p>$303.26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8">
            <text:p>11/28/12</text:p>
          </table:table-cell>
          <table:table-cell office:value-type="string">
            <text:p>ac</text:p>
          </table:table-cell>
          <table:table-cell office:value-type="currency" office:currency="USD" office:value="264">
            <text:p>$264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1">
            <text:p>11/21/12</text:p>
          </table:table-cell>
          <table:table-cell office:value-type="string">
            <text:p>dk</text:p>
          </table:table-cell>
          <table:table-cell office:value-type="currency" office:currency="USD" office:value="523.32">
            <text:p>$523.32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8">
            <text:p>11/28/12</text:p>
          </table:table-cell>
          <table:table-cell office:value-type="string">
            <text:p>ac</text:p>
          </table:table-cell>
          <table:table-cell office:value-type="currency" office:currency="USD" office:value="215.42">
            <text:p>$215.42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03">
            <text:p>12/03/12</text:p>
          </table:table-cell>
          <table:table-cell office:value-type="string">
            <text:p>dk</text:p>
          </table:table-cell>
          <table:table-cell office:value-type="currency" office:currency="USD" office:value="161.68">
            <text:p>$161.6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1">
            <text:p>12/11/12</text:p>
          </table:table-cell>
          <table:table-cell office:value-type="string">
            <text:p>ac</text:p>
          </table:table-cell>
          <table:table-cell office:value-type="currency" office:currency="USD" office:value="316.81">
            <text:p>$316.8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0">
            <text:p>12/10/12</text:p>
          </table:table-cell>
          <table:table-cell office:value-type="string">
            <text:p>dk</text:p>
          </table:table-cell>
          <table:table-cell office:value-type="currency" office:currency="USD" office:value="144.28">
            <text:p>$144.2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0">
            <text:p>12/10/12</text:p>
          </table:table-cell>
          <table:table-cell office:value-type="string">
            <text:p>nw</text:p>
          </table:table-cell>
          <table:table-cell office:value-type="currency" office:currency="USD" office:value="24.27">
            <text:p>$24.2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2">
            <text:p>12/12/12</text:p>
          </table:table-cell>
          <table:table-cell office:value-type="string">
            <text:p>dk</text:p>
          </table:table-cell>
          <table:table-cell office:value-type="currency" office:currency="USD" office:value="110.49">
            <text:p>$110.4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44:.C57])" office:value-type="currency" office:currency="USD" office:value="2364.88">
            <text:p>$2,364.8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rototyping 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3-01-29">
            <text:p>01/29/13</text:p>
          </table:table-cell>
          <table:table-cell office:value-type="string">
            <text:p>ac</text:p>
          </table:table-cell>
          <table:table-cell office:value-type="currency" office:currency="USD" office:value="274">
            <text:p>$274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1-29">
            <text:p>01/29/13</text:p>
          </table:table-cell>
          <table:table-cell office:value-type="string">
            <text:p>ac</text:p>
          </table:table-cell>
          <table:table-cell office:value-type="currency" office:currency="USD" office:value="164.81">
            <text:p>$164.8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2-01">
            <text:p>02/01/13</text:p>
          </table:table-cell>
          <table:table-cell office:value-type="string">
            <text:p>dk</text:p>
          </table:table-cell>
          <table:table-cell office:value-type="currency" office:currency="USD" office:value="184.15">
            <text:p>$184.1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2-08">
            <text:p>02/08/13</text:p>
          </table:table-cell>
          <table:table-cell office:value-type="string">
            <text:p>dk</text:p>
          </table:table-cell>
          <table:table-cell office:value-type="currency" office:currency="USD" office:value="68.97">
            <text:p>$68.9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17">
            <text:p>03/17/13</text:p>
          </table:table-cell>
          <table:table-cell office:value-type="string">
            <text:p>ac</text:p>
          </table:table-cell>
          <table:table-cell office:value-type="currency" office:currency="USD" office:value="296.91">
            <text:p>$296.9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24">
            <text:p>03/24/13</text:p>
          </table:table-cell>
          <table:table-cell office:value-type="string">
            <text:p>dk</text:p>
          </table:table-cell>
          <table:table-cell office:value-type="currency" office:currency="USD" office:value="234.66">
            <text:p>$234.66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31">
            <text:p>03/31/13</text:p>
          </table:table-cell>
          <table:table-cell office:value-type="string">
            <text:p>cc</text:p>
          </table:table-cell>
          <table:table-cell office:value-type="currency" office:currency="USD" office:value="19.8">
            <text:p>$19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31">
            <text:p>03/31/13</text:p>
          </table:table-cell>
          <table:table-cell office:value-type="string">
            <text:p>dk</text:p>
          </table:table-cell>
          <table:table-cell office:value-type="currency" office:currency="USD" office:value="82.44">
            <text:p>$82.4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08">
            <text:p>05/08/13</text:p>
          </table:table-cell>
          <table:table-cell office:value-type="string">
            <text:p>ac</text:p>
          </table:table-cell>
          <table:table-cell office:value-type="currency" office:currency="USD" office:value="173.86">
            <text:p>$173.86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14">
            <text:p>05/14/13</text:p>
          </table:table-cell>
          <table:table-cell office:value-type="string">
            <text:p>ms</text:p>
          </table:table-cell>
          <table:table-cell office:value-type="currency" office:currency="USD" office:value="48.97">
            <text:p>$48.9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14">
            <text:p>05/14/13</text:p>
          </table:table-cell>
          <table:table-cell office:value-type="string">
            <text:p>dk</text:p>
          </table:table-cell>
          <table:table-cell office:value-type="currency" office:currency="USD" office:value="53.19">
            <text:p>$53.19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21">
            <text:p>05/21/13</text:p>
          </table:table-cell>
          <table:table-cell office:value-type="string">
            <text:p>ms</text:p>
          </table:table-cell>
          <table:table-cell office:value-type="currency" office:currency="USD" office:value="52.79">
            <text:p>$52.79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4-19">
            <text:p>04/19/13</text:p>
          </table:table-cell>
          <table:table-cell office:value-type="string">
            <text:p>jv</text:p>
          </table:table-cell>
          <table:table-cell office:value-type="currency" office:currency="USD" office:value="450">
            <text:p>$450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6-06">
            <text:p>06/06/13</text:p>
          </table:table-cell>
          <table:table-cell office:value-type="string">
            <text:p>jv</text:p>
          </table:table-cell>
          <table:table-cell office:value-type="currency" office:currency="USD" office:value="450">
            <text:p>$450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7-24">
            <text:p>07/24/13</text:p>
          </table:table-cell>
          <table:table-cell office:value-type="string">
            <text:p>mm</text:p>
          </table:table-cell>
          <table:table-cell office:value-type="currency" office:currency="USD" office:value="20.24">
            <text:p>$20.2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3">
            <text:p>08/13/13</text:p>
          </table:table-cell>
          <table:table-cell office:value-type="string">
            <text:p>dk</text:p>
          </table:table-cell>
          <table:table-cell office:value-type="currency" office:currency="USD" office:value="99.94">
            <text:p>$99.9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3">
            <text:p>08/13/13</text:p>
          </table:table-cell>
          <table:table-cell office:value-type="string">
            <text:p>ms</text:p>
          </table:table-cell>
          <table:table-cell office:value-type="currency" office:currency="USD" office:value="12.07">
            <text:p>$12.0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4">
            <text:p>08/14/13</text:p>
          </table:table-cell>
          <table:table-cell office:value-type="string">
            <text:p>ac</text:p>
          </table:table-cell>
          <table:table-cell office:value-type="currency" office:currency="USD" office:value="132">
            <text:p>$132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4">
            <text:p>08/14/13</text:p>
          </table:table-cell>
          <table:table-cell office:value-type="string">
            <text:p>ac</text:p>
          </table:table-cell>
          <table:table-cell office:value-type="currency" office:currency="USD" office:value="296.61">
            <text:p>$296.6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ms</text:p>
          </table:table-cell>
          <table:table-cell office:value-type="currency" office:currency="USD" office:value="38.43">
            <text:p>$38.4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9">
            <text:p>08/19/13</text:p>
          </table:table-cell>
          <table:table-cell office:value-type="string">
            <text:p>dk</text:p>
          </table:table-cell>
          <table:table-cell office:value-type="currency" office:currency="USD" office:value="13.84">
            <text:p>$13.8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6">
            <text:p>08/16/13</text:p>
          </table:table-cell>
          <table:table-cell office:value-type="string">
            <text:p>mm</text:p>
          </table:table-cell>
          <table:table-cell office:value-type="currency" office:currency="USD" office:value="42.65">
            <text:p>$42.6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29">
            <text:p>08/29/13</text:p>
          </table:table-cell>
          <table:table-cell office:value-type="string">
            <text:p>mm</text:p>
          </table:table-cell>
          <table:table-cell office:value-type="currency" office:currency="USD" office:value="41.15">
            <text:p>$41.1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pololu</text:p>
          </table:table-cell>
          <table:table-cell office:value-type="currency" office:currency="USD" office:value="38.95">
            <text:p>$38.9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dk</text:p>
          </table:table-cell>
          <table:table-cell office:value-type="currency" office:currency="USD" office:value="193.5">
            <text:p>$193.5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jameco</text:p>
          </table:table-cell>
          <table:table-cell office:value-type="currency" office:currency="USD" office:value="27.64">
            <text:p>$27.6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ac</text:p>
          </table:table-cell>
          <table:table-cell office:value-type="currency" office:currency="USD" office:value="305.57">
            <text:p>$305.5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1">
            <text:p>09/01/13</text:p>
          </table:table-cell>
          <table:table-cell office:value-type="string">
            <text:p>jv</text:p>
          </table:table-cell>
          <table:table-cell office:value-type="currency" office:currency="USD" office:value="725">
            <text:p>$725.00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3-09-21">
            <text:p>09/21/13</text:p>
          </table:table-cell>
          <table:table-cell office:value-type="string">
            <text:p>jv</text:p>
          </table:table-cell>
          <table:table-cell office:value-type="currency" office:currency="USD" office:value="175">
            <text:p>$175.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63:.C92])" office:value-type="currency" office:currency="USD" office:value="4717.14">
            <text:p>$4,717.1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formula="of:=SUM([.C93];[.C58];[.C40])" office:value-type="currency" office:currency="USD" office:value="9119.34">
            <text:p>$9,119.34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oo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Mcalpin – paint</text:p>
          </table:table-cell>
          <table:table-cell office:value-type="currency" office:currency="USD" office:value="1035">
            <text:p>$1,035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calpin – enclosure</text:p>
          </table:table-cell>
          <table:table-cell office:value-type="currency" office:currency="USD" office:value="961.68">
            <text:p>$961.6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calpin – plate</text:p>
          </table:table-cell>
          <table:table-cell office:value-type="currency" office:currency="USD" office:value="1127.2">
            <text:p>$1,127.2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calpin – backplate</text:p>
          </table:table-cell>
          <table:table-cell office:value-type="currency" office:currency="USD" office:value="961.68">
            <text:p>$961.6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PP – knob proto</text:p>
          </table:table-cell>
          <table:table-cell office:value-type="currency" office:currency="USD" office:value="1600">
            <text:p>$1,60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PP – knob tool</text:p>
          </table:table-cell>
          <table:table-cell office:value-type="currency" office:currency="USD" office:value="4200">
            <text:p>$4,20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PP – keycap tool</text:p>
          </table:table-cell>
          <table:table-cell office:value-type="currency" office:currency="USD" office:value="2200">
            <text:p>$2,20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CL – primary pcb</text:p>
          </table:table-cell>
          <table:table-cell office:value-type="currency" office:currency="USD" office:value="350">
            <text:p>$35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CL – interface pcb</text:p>
          </table:table-cell>
          <table:table-cell office:value-type="currency" office:currency="USD" office:value="250">
            <text:p>$25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LC – primary pcb</text:p>
          </table:table-cell>
          <table:table-cell office:value-type="currency" office:currency="USD" office:value="800">
            <text:p>$80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LC – interface pcb</text:p>
          </table:table-cell>
          <table:table-cell office:value-type="currency" office:currency="USD" office:value="400">
            <text:p>$400.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102:.C113])" office:value-type="currency" office:currency="USD" office:value="13885.56">
            <text:p>$13,885.56</text:p>
          </table:table-cell>
          <table:table-cell table:number-columns-repeated="1021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9/23/2013</text:date>, <text:time>13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3-08-04T17:28:40</meta:creation-date>
    <dc:date>2013-09-23T13:20:24</dc:date>
    <dc:creator>brian crabtree</dc:creator>
    <meta:editing-duration>P2DT4H29M16S</meta:editing-duration>
    <meta:editing-cycles>7</meta:editing-cycles>
    <meta:generator>OpenOffice.org/3.3$Unix OpenOffice.org_project/330m20$Build-9567</meta:generator>
    <meta:document-statistic meta:table-count="3" meta:cell-count="213" meta:object-count="0"/>
  </office:meta>
</office:document-meta>
</file>